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5c5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troduction<text:line-break/>目前我们已经尝试解释了大模型的物理限制、<text:span text:style-name="T1">D=6CN、自走棋和语料质量。</text:span>本篇论文将主要解释大模型中的一个有趣现象：为什么思维链会有效提升大模型的输出质量？内存与硬盘为什么对现代计算机系统来说缺一不可？思考的时候为什么打草稿能有效提升思考质量？我们将尝试说明，以上三个问题有同一个答案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3:08:53.553259287</meta:creation-date>
    <dc:date>2025-11-29T15:49:47.033183253</dc:date>
    <meta:editing-duration>PT16M3S</meta:editing-duration>
    <meta:editing-cycles>1</meta:editing-cycles>
    <meta:document-statistic meta:table-count="0" meta:image-count="0" meta:object-count="0" meta:page-count="1" meta:paragraph-count="1" meta:word-count="138" meta:character-count="154" meta:non-whitespace-character-count="153"/>
    <meta:generator>LibreOffice/24.2.7.2$Linux_X86_64 LibreOffice_project/420$Build-2</meta:generator>
  </office:meta>
</office:document-meta>
</file>